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Liberation Serif" fo:font-size="14pt" officeooo:paragraph-rsid="00230d87" style:font-size-asian="14pt" style:font-size-complex="14pt"/>
    </style:style>
    <style:style style:name="P2" style:family="paragraph" style:parent-style-name="Standard">
      <style:text-properties style:font-name="Liberation Serif" fo:font-size="14pt" officeooo:rsid="00234fff" officeooo:paragraph-rsid="00234fff" style:font-size-asian="14pt" style:font-size-complex="14pt"/>
    </style:style>
    <style:style style:name="P3" style:family="paragraph" style:parent-style-name="Standard">
      <style:text-properties style:font-name="Liberation Serif" fo:font-size="14pt" officeooo:rsid="00234fff" officeooo:paragraph-rsid="00234fff" style:font-size-asian="12.25pt" style:font-size-complex="14pt"/>
    </style:style>
    <style:style style:name="P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Liberation Serif" fo:font-size="14pt" officeooo:paragraph-rsid="00230d87" style:font-size-asian="14pt" style:font-size-complex="14pt"/>
    </style:style>
    <style:style style:name="P5" style:family="paragraph" style:parent-style-name="Subtitle">
      <style:text-properties style:font-name="Liberation Serif" fo:language="ru" fo:country="RU"/>
    </style:style>
    <style:style style:name="P6" style:family="paragraph" style:parent-style-name="Text_20_body">
      <style:text-properties style:font-name="Liberation Serif" fo:font-size="24pt" fo:language="ru" fo:country="RU" officeooo:rsid="001e8cf0" officeooo:paragraph-rsid="001e8cf0" style:font-size-asian="21pt" style:font-size-complex="24pt"/>
    </style:style>
    <style:style style:name="P7" style:family="paragraph" style:parent-style-name="Text_20_body">
      <style:text-properties style:font-name="Liberation Serif" fo:language="ru" fo:country="RU"/>
    </style:style>
    <style:style style:name="P8" style:family="paragraph" style:parent-style-name="Text_20_body">
      <style:text-properties style:font-name="Liberation Serif" fo:font-size="14pt" fo:language="ru" fo:country="RU" officeooo:rsid="00234fff" officeooo:paragraph-rsid="00234fff" style:font-size-asian="12.25pt" style:font-size-complex="14pt"/>
    </style:style>
    <style:style style:name="P9" style:family="paragraph" style:parent-style-name="Text_20_body">
      <style:text-properties style:font-name="Liberation Serif" fo:font-size="14pt" fo:language="ru" fo:country="RU" officeooo:rsid="00246cc6" officeooo:paragraph-rsid="00246cc6" style:font-size-asian="12.25pt" style:font-size-complex="14pt"/>
    </style:style>
    <style:style style:name="P10" style:family="paragraph" style:parent-style-name="Text_20_body">
      <style:text-properties style:font-name="Liberation Serif" fo:font-size="14pt" fo:language="ru" fo:country="RU" fo:font-style="italic" officeooo:rsid="00234fff" officeooo:paragraph-rsid="00234fff" style:font-size-asian="12.25pt" style:font-style-asian="italic" style:font-size-complex="14pt" style:font-style-complex="italic"/>
    </style:style>
    <style:style style:name="P11" style:family="paragraph" style:parent-style-name="Text_20_body">
      <style:text-properties style:font-name="Liberation Serif" fo:font-size="14pt" fo:language="ru" fo:country="RU" fo:font-style="normal" officeooo:rsid="00234fff" officeooo:paragraph-rsid="00234fff" style:font-size-asian="12.25pt" style:font-style-asian="normal" style:font-size-complex="14pt" style:font-style-complex="normal"/>
    </style:style>
    <style:style style:name="P12" style:family="paragraph" style:parent-style-name="Text_20_body">
      <style:text-properties style:text-position="0% 100%" style:font-name="Liberation Serif" fo:font-size="14pt" officeooo:rsid="00230d87" officeooo:paragraph-rsid="00230d87" style:font-size-asian="12.25pt" style:font-size-complex="14pt"/>
    </style:style>
    <style:style style:name="P13" style:family="paragraph" style:parent-style-name="Text_20_body">
      <style:text-properties style:text-position="0% 100%" style:font-name="Liberation Serif" fo:font-size="14pt" officeooo:rsid="00234fff" officeooo:paragraph-rsid="00234fff" style:font-size-asian="14pt" style:font-size-complex="14pt"/>
    </style:style>
    <style:style style:name="P14" style:family="paragraph" style:parent-style-name="Text_20_body" style:master-page-name="">
      <style:paragraph-properties fo:margin-left="1.109cm" fo:margin-right="0cm" fo:margin-top="0cm" fo:margin-bottom="0.247cm" style:contextual-spacing="false" fo:line-height="120%" fo:text-indent="0cm" style:auto-text-indent="false" style:page-number="auto"/>
      <style:text-properties style:font-name="Liberation Serif" fo:font-size="14pt" fo:language="ru" fo:country="RU" officeooo:rsid="0022590c" officeooo:paragraph-rsid="0022590c" style:font-size-asian="14pt" style:font-size-complex="14pt"/>
    </style:style>
    <style:style style:name="P15" style:family="paragraph" style:parent-style-name="Title">
      <style:text-properties style:font-name="Liberation Serif" fo:font-size="24pt" fo:language="ru" fo:country="RU" officeooo:rsid="001e8cf0" officeooo:paragraph-rsid="001e8cf0" style:font-size-asian="21pt" style:font-size-complex="24pt"/>
    </style:style>
    <style:style style:name="P16" style:family="paragraph" style:parent-style-name="Standard" style:list-style-name="L2">
      <style:text-properties style:font-name="Liberation Serif" fo:font-size="14pt" officeooo:rsid="00234fff" officeooo:paragraph-rsid="00234fff" style:font-size-asian="12.25pt" style:font-size-complex="14pt"/>
    </style:style>
    <style:style style:name="P17" style:family="paragraph" style:parent-style-name="Standard" style:list-style-name="L2">
      <style:text-properties style:font-name="Liberation Serif" officeooo:rsid="00234fff" officeooo:paragraph-rsid="00234fff"/>
    </style:style>
    <style:style style:name="P18" style:family="paragraph" style:parent-style-name="Text_20_body" style:list-style-name="L1">
      <style:text-properties style:font-name="Liberation Serif" officeooo:rsid="00230d87" officeooo:paragraph-rsid="00234fff"/>
    </style:style>
    <style:style style:name="P19" style:family="paragraph" style:parent-style-name="Text_20_body" style:list-style-name="L1">
      <style:text-properties style:font-name="Liberation Serif" officeooo:rsid="00230d87" officeooo:paragraph-rsid="0029331b"/>
    </style:style>
    <style:style style:name="P20" style:family="paragraph" style:parent-style-name="Text_20_body">
      <style:text-properties style:font-name="Liberation Serif" fo:language="ru" fo:country="RU" officeooo:paragraph-rsid="00246cc6"/>
    </style:style>
    <style:style style:name="P21" style:family="paragraph" style:parent-style-name="Heading_20_1" style:list-style-name="">
      <style:text-properties style:font-name="Liberation Serif" fo:language="ru" fo:country="RU" officeooo:rsid="001e8cf0" officeooo:paragraph-rsid="001e8cf0"/>
    </style:style>
    <style:style style:name="P22" style:family="paragraph" style:parent-style-name="Heading_20_1">
      <style:text-properties style:font-name="Liberation Serif" fo:language="ru" fo:country="RU" officeooo:rsid="001e8cf0" officeooo:paragraph-rsid="001e8cf0"/>
    </style:style>
    <style:style style:name="P23" style:family="paragraph" style:parent-style-name="Heading_20_1">
      <style:text-properties style:font-name="Liberation Serif" fo:font-size="14pt" style:font-size-asian="14pt" style:font-size-complex="14pt"/>
    </style:style>
    <style:style style:name="P24" style:family="paragraph" style:parent-style-name="Heading_20_1" style:list-style-name="">
      <style:text-properties style:font-name="Liberation Serif" officeooo:rsid="00230d87" officeooo:paragraph-rsid="00230d87"/>
    </style:style>
    <style:style style:name="P25" style:family="paragraph" style:parent-style-name="Heading_20_1">
      <style:text-properties style:font-name="Liberation Serif" officeooo:paragraph-rsid="00230d87"/>
    </style:style>
    <style:style style:name="P26" style:family="paragraph" style:parent-style-name="Heading_20_1" style:list-style-name="" style:master-page-name="Standard">
      <style:paragraph-properties fo:margin-left="0cm" fo:margin-right="0cm" fo:text-align="center" style:justify-single-word="false" fo:text-indent="0cm" style:auto-text-indent="false" style:page-number="auto" fo:break-before="page"/>
      <style:text-properties fo:text-transform="uppercase" style:font-name="Liberation Serif" fo:font-size="16pt" officeooo:paragraph-rsid="0022590c" style:font-size-asian="16pt"/>
    </style:style>
    <style:style style:name="P27" style:family="paragraph" style:parent-style-name="Heading_20_1">
      <style:paragraph-properties fo:break-before="page"/>
      <style:text-properties style:font-name="Liberation Serif" officeooo:rsid="00230d87" officeooo:paragraph-rsid="00230d87"/>
    </style:style>
    <style:style style:name="P28" style:family="paragraph" style:parent-style-name="Heading_20_2">
      <style:text-properties style:font-name="Liberation Serif"/>
    </style:style>
    <style:style style:name="P29" style:family="paragraph" style:parent-style-name="Heading_20_2">
      <style:text-properties style:font-name="Liberation Serif" fo:font-size="14pt" officeooo:rsid="00230d87" officeooo:paragraph-rsid="00230d87" style:font-size-asian="12.25pt" style:font-size-complex="14pt"/>
    </style:style>
    <style:style style:name="P30" style:family="paragraph" style:parent-style-name="Heading_20_2">
      <style:text-properties style:font-name="Liberation Serif" fo:font-size="14pt" style:font-size-asian="14pt" style:font-size-complex="14pt"/>
    </style:style>
    <style:style style:name="P31" style:family="paragraph" style:parent-style-name="Heading_20_2">
      <style:text-properties style:font-name="Liberation Serif" fo:font-size="14pt" officeooo:paragraph-rsid="00234fff" style:font-size-asian="14pt" style:font-size-complex="14pt"/>
    </style:style>
    <style:style style:name="P32" style:family="paragraph" style:parent-style-name="Heading_20_2">
      <style:text-properties officeooo:paragraph-rsid="00230d87"/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style:text-position="super 58%" fo:language="ru" fo:country="RU" officeooo:rsid="00230d87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22590c"/>
    </style:style>
    <style:style style:name="T4" style:family="text">
      <style:text-properties style:text-position="0% 100%" fo:language="ru" fo:country="RU" officeooo:rsid="0022590c"/>
    </style:style>
    <style:style style:name="T5" style:family="text">
      <style:text-properties style:text-position="0% 100%" fo:language="ru" fo:country="RU" officeooo:rsid="00230d87"/>
    </style:style>
    <style:style style:name="T6" style:family="text">
      <style:text-properties style:text-position="0% 100%" fo:language="ru" fo:country="RU" officeooo:rsid="0029331b"/>
    </style:style>
    <style:style style:name="T7" style:family="text">
      <style:text-properties style:text-position="0% 100%" officeooo:rsid="00230d87"/>
    </style:style>
    <style:style style:name="T8" style:family="text">
      <style:text-properties style:text-position="0% 100%" fo:font-size="14pt" style:font-size-asian="12.25pt" style:font-size-complex="14pt"/>
    </style:style>
    <style:style style:name="T9" style:family="text">
      <style:text-properties style:text-position="0% 100%" fo:font-size="14pt" officeooo:rsid="00234fff" style:font-size-asian="12.25pt" style:font-size-complex="14pt"/>
    </style:style>
    <style:style style:name="T10" style:family="text">
      <style:text-properties style:text-position="0% 100%" fo:font-size="14pt" officeooo:rsid="0029331b" style:font-size-asian="12.25pt" style:font-size-complex="14pt"/>
    </style:style>
    <style:style style:name="T11" style:family="text">
      <style:text-properties style:text-position="0% 100%" officeooo:rsid="00234fff"/>
    </style:style>
    <style:style style:name="T12" style:family="text">
      <style:text-properties style:text-position="0% 100%" style:font-name="Liberation Serif" fo:font-size="14pt" officeooo:rsid="0022590c" style:font-size-asian="12.25pt" style:font-size-complex="14pt"/>
    </style:style>
    <style:style style:name="T13" style:family="text">
      <style:text-properties style:text-position="0% 100%" style:font-name="Liberation Serif" fo:font-size="14pt" officeooo:rsid="00230d87" style:font-size-asian="12.25pt" style:font-size-complex="14pt"/>
    </style:style>
    <style:style style:name="T14" style:family="text">
      <style:text-properties officeooo:rsid="0022590c"/>
    </style:style>
    <style:style style:name="T15" style:family="text">
      <style:text-properties fo:font-size="14pt" style:font-size-asian="12.25pt" style:font-size-complex="14pt"/>
    </style:style>
    <style:style style:name="T16" style:family="text">
      <style:text-properties fo:font-size="14pt" officeooo:rsid="00246cc6" style:font-size-asian="12.25pt" style:font-size-complex="14pt"/>
    </style:style>
    <style:style style:name="T17" style:family="text">
      <style:text-properties fo:font-size="14pt" officeooo:rsid="002acd8e" style:font-size-asian="12.25pt" style:font-size-complex="14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230d87"/>
    </style:style>
    <style:style style:name="T20" style:family="text">
      <style:text-properties officeooo:rsid="00234fff"/>
    </style:style>
    <style:style style:name="T21" style:family="text">
      <style:text-properties officeooo:rsid="0026a61a"/>
    </style:style>
    <style:style style:name="T22" style:family="text">
      <style:text-properties officeooo:rsid="0029331b"/>
    </style:style>
    <style:style style:name="T23" style:family="text">
      <style:text-properties officeooo:rsid="002acd8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24cm" fo:text-indent="-0.635cm" fo:margin-left="1.52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59cm" fo:text-indent="-0.635cm" fo:margin-left="2.15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24cm" fo:text-indent="-0.635cm" fo:margin-left="1.52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59cm" fo:text-indent="-0.635cm" fo:margin-left="2.15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5"/>
      <text:p text:style-name="P15"/>
      <text:p text:style-name="P15"/>
      <text:p text:style-name="P6"/>
      <text:p text:style-name="P6"/>
      <text:p text:style-name="P15">Программа расчета сопротивлений <text:span text:style-name="T14">между узлами электрической цепи</text:span></text:p>
      <text:p text:style-name="P5">Руководство программиста</text:p>
      <text:p text:style-name="P7"/>
      <text:h text:style-name="P21" text:outline-level="1"/>
      <text:h text:style-name="P26" text:outline-level="1"><text:bookmark-start text:name="__RefHeading__682_2002616289"/>Аннотация<text:bookmark-end text:name="__RefHeading__682_2002616289"/></text:h>
      <text:p text:style-name="P4">В <text:span text:style-name="T22">настоящем</text:span> документе приведено руководство программиста по настройке и <text:span text:style-name="T22">последующему </text:span>использованию программы <text:span text:style-name="T22">расчета сопротивлений между узлами электрической цепи</text:span>.</text:p>
      <text:p text:style-name="P4"><text:span text:style-name="T22">Настоящий документ состоит из нескольких разделов</text:span>, <text:span text:style-name="T22">описывающих каждый характеристики программного продукта.</text:span> <text:span text:style-name="T22">В</text:span> разделе «Назначение и условия применения программы» <text:span text:style-name="T22">описаны</text:span> функции, выполняемые программой, условия, <text:span text:style-name="T22">выполнение которых требуется</text:span> для <text:span text:style-name="T22">корректного ис</text:span>полнения программы.<text:tab/></text:p>
      <text:p text:style-name="P1">В разделе «Характеристика программы» <text:span text:style-name="T22">приведено</text:span> описание основных характеристик и особенностей программы. </text:p>
      <text:p text:style-name="P1"><text:span text:style-name="T22">В</text:span> разделе «Входные и выходные данные» приведено описание организации используемой входной и выходной информации.</text:p>
      <text:p text:style-name="P1">Оформление программного документа «Руководство программиста» произведено по требованиям ГОСТ 19.<text:span text:style-name="T19">504-79.</text:span></text:p>
      <text:h text:style-name="P23" text:outline-level="1"/>
      <text:p text:style-name="P14"/>
      <text:h text:style-name="P24" text:outline-level="1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3">Содержание</text:p>
          </text:index-title>
          <text:p text:style-name="P34"><text:a xlink:type="simple" xlink:href="#__RefHeading__682_2002616289" text:style-name="Index_20_Link" text:visited-style-name="Index_20_Link">Аннотация<text:tab/>2</text:a></text:p>
          <text:p text:style-name="P34"><text:a xlink:type="simple" xlink:href="#__RefHeading__684_2002616289" text:style-name="Index_20_Link" text:visited-style-name="Index_20_Link">1. Назначение и условия применения программы<text:tab/>4</text:a></text:p>
          <text:p text:style-name="P35"><text:a xlink:type="simple" xlink:href="#__RefHeading__686_2002616289" text:style-name="Index_20_Link" text:visited-style-name="Index_20_Link">1.1 Назначение программы<text:tab/>4</text:a></text:p>
          <text:p text:style-name="P35"><text:a xlink:type="simple" xlink:href="#__RefHeading__688_2002616289" text:style-name="Index_20_Link" text:visited-style-name="Index_20_Link">1.2 Функции, выполняемые программой<text:tab/>4</text:a></text:p>
          <text:p text:style-name="P35"><text:a xlink:type="simple" xlink:href="#__RefHeading__690_2002616289" text:style-name="Index_20_Link" text:visited-style-name="Index_20_Link">1.3 Условия, необходимые для выполнения программы<text:tab/>4</text:a></text:p>
          <text:p text:style-name="P34"><text:a xlink:type="simple" xlink:href="#__RefHeading__692_2002616289" text:style-name="Index_20_Link" text:visited-style-name="Index_20_Link">2. Характеристика программы<text:tab/>4</text:a></text:p>
          <text:p text:style-name="P35"><text:a xlink:type="simple" xlink:href="#__RefHeading__694_2002616289" text:style-name="Index_20_Link" text:visited-style-name="Index_20_Link">2.1 Режим работы программы<text:tab/>4</text:a></text:p>
          <text:p text:style-name="P35"><text:a xlink:type="simple" xlink:href="#__RefHeading__696_2002616289" text:style-name="Index_20_Link" text:visited-style-name="Index_20_Link">2.2 Временные характеристики<text:tab/>4</text:a></text:p>
          <text:p text:style-name="P35"><text:a xlink:type="simple" xlink:href="#__RefHeading__698_2002616289" text:style-name="Index_20_Link" text:visited-style-name="Index_20_Link">2.3 Контроль работоспособности программы<text:tab/>4</text:a></text:p>
          <text:p text:style-name="P34"><text:a xlink:type="simple" xlink:href="#__RefHeading__700_2002616289" text:style-name="Index_20_Link" text:visited-style-name="Index_20_Link">3. Обращение к программе<text:tab/>5</text:a></text:p>
          <text:p text:style-name="P34"><text:a xlink:type="simple" xlink:href="#__RefHeading__702_2002616289" text:style-name="Index_20_Link" text:visited-style-name="Index_20_Link">4. Входные и выходные данные<text:tab/>5</text:a></text:p>
        </text:index-body>
      </text:table-of-content>
      <text:h text:style-name="P24" text:outline-level="1"/>
      <text:h text:style-name="P27" text:outline-level="1"><text:bookmark-start text:name="__RefHeading__684_2002616289"/>1. Назначение и условия применения программы<text:bookmark-end text:name="__RefHeading__684_2002616289"/></text:h>
      <text:h text:style-name="P28" text:outline-level="2"><text:bookmark-start text:name="__RefHeading__686_2002616289"/><text:span text:style-name="T3">1.</text:span><text:span text:style-name="T2">1 Назначение программы</text:span><text:bookmark-end text:name="__RefHeading__686_2002616289"/></text:h>
      <text:p text:style-name="P12">Программа предназначена для расчета сопротивлений между всеми парами узлов электрической цепи по её схеме и значениям сопротивлений элементов.</text:p>
      <text:h text:style-name="P29" text:outline-level="2"><text:bookmark-start text:name="__RefHeading__688_2002616289"/><text:span text:style-name="T3">1.</text:span><text:span text:style-name="T2">2 Функции, выполняемые программой</text:span><text:bookmark-end text:name="__RefHeading__688_2002616289"/></text:h>
      <text:p text:style-name="P12"><text:span text:style-name="T22">Главная</text:span> функция программы – расчёт сопротивлений между всеми парами узлов электрической цепи по заданной схеме цепи, в которой узлы могут быть соединены <text:span text:style-name="T22">диодами,</text:span> резисторами <text:span text:style-name="T22">или</text:span> конденсаторами.</text:p>
      <text:h text:style-name="P32" text:outline-level="2"><text:bookmark-start text:name="__RefHeading__690_2002616289"/><text:span text:style-name="T12">1.</text:span><text:span text:style-name="T13">3 Условия, необходимые для выполнения программы</text:span><text:bookmark-end text:name="__RefHeading__690_2002616289"/></text:h>
      <text:list xml:id="list3862526345241315624" text:style-name="L1">
        <text:list-item>
          <text:p text:style-name="P19"><text:span text:style-name="T9">не мен</text:span><text:span text:style-name="T10">ее</text:span><text:span text:style-name="T9"> </text:span><text:span text:style-name="T10">6 </text:span><text:span text:style-name="T9">МБ о</text:span><text:span text:style-name="T8">перативн</text:span><text:span text:style-name="T9">ой</text:span><text:span text:style-name="T8"> памят</text:span><text:span text:style-name="T9">и;</text:span></text:p>
        </text:list-item>
        <text:list-item>
          <text:p text:style-name="P18"><text:span text:style-name="T8">ЭВМ с установленным интерпретатором языка Python версии не ниже 3.</text:span></text:p>
        </text:list-item>
      </text:list>
      <text:h text:style-name="P25" text:outline-level="1"><text:bookmark-start text:name="__RefHeading__692_2002616289"/><text:span text:style-name="T3">2. </text:span><text:span text:style-name="T7">Характеристика программы</text:span><text:bookmark-end text:name="__RefHeading__692_2002616289"/></text:h>
      <text:h text:style-name="P31" text:outline-level="2"><text:bookmark-start text:name="__RefHeading__694_2002616289"/><text:span text:style-name="T7">2.</text:span><text:span text:style-name="T11">1 Режим работы программы</text:span><text:bookmark-end text:name="__RefHeading__694_2002616289"/></text:h>
      <text:p text:style-name="P13">После запуска программа работает в <text:span text:style-name="T22">режиме</text:span> командной строки, по<text:span text:style-name="T22">сле</text:span> <text:span text:style-name="T22">завершения</text:span> работы <text:span text:style-name="T22">управление командной строкой передается пользователю</text:span>.</text:p>
      <text:h text:style-name="P31" text:outline-level="2"><text:bookmark-start text:name="__RefHeading__696_2002616289"/>2.<text:span text:style-name="T20">2</text:span> Временные характеристики<text:bookmark-end text:name="__RefHeading__696_2002616289"/></text:h>
      <text:p text:style-name="P2"><text:span text:style-name="T6">Время работы алгоритма, используемого для расчета сопротивления между элементами цепи описывается функцией из класса</text:span><text:span text:style-name="T5"> O(</text:span><text:span text:style-name="T6">N</text:span><text:span text:style-name="T1">3</text:span><text:span text:style-name="T5">), <text:s/></text:span><text:span text:style-name="T6">N</text:span><text:span text:style-name="T5"> – количество узлов </text:span><text:span text:style-name="T6">в </text:span><text:span text:style-name="T5">цепи.</text:span></text:p>
      <text:h text:style-name="P30" text:outline-level="2"><text:bookmark-start text:name="__RefHeading__698_2002616289"/>2.<text:span text:style-name="T20">3</text:span> <text:span text:style-name="T20">Контроль работоспособности программы</text:span><text:bookmark-end text:name="__RefHeading__698_2002616289"/></text:h>
      <text:p text:style-name="P3">Работоспособность программы можно определить по следующим признакам:</text:p>
      <text:list xml:id="list4358956116975548294" text:style-name="L2">
        <text:list-item>
          <text:p text:style-name="P16">Время работы программы соответствует временным характеристикам; (см. п. 2.2)</text:p>
        </text:list-item>
        <text:list-item>
          <text:p text:style-name="P17"><text:span text:style-name="T15">При корректных входных данных </text:span><text:span text:style-name="T17">в результате исполнения программы будет создан</text:span><text:span text:style-name="T15"> csv-файл с именем, указанным во втором аргументе командной строки.</text:span></text:p>
        </text:list-item>
      </text:list>
      <text:h text:style-name="P22" text:outline-level="1"><text:bookmark-start text:name="__RefHeading__700_2002616289"/><text:soft-page-break/>3. Обращение к программе<text:bookmark-end text:name="__RefHeading__700_2002616289"/></text:h>
      <text:p text:style-name="P8">Если в командной строке системы интерпретатор Python вызывается командой &lt;команда вызова Python&gt;, то команда вызова программы расчёта сопротивлений (при условии, что <text:span text:style-name="T23">файл-скрипт</text:span> находится в текущей директории) выглядит следующим образом:</text:p>
      <text:p text:style-name="P10">&lt;команда вызова Python&gt; <text:span text:style-name="T23">&lt;имя скрипт-файла на языке Python&gt;</text:span> &lt;<text:span text:style-name="T23">имя </text:span>входно<text:span text:style-name="T23">го</text:span> файл<text:span text:style-name="T23">а</text:span>&gt; &lt;<text:span text:style-name="T23">имя </text:span>выходно<text:span text:style-name="T23">го</text:span> файл<text:span text:style-name="T23">а</text:span>&gt;</text:p>
      <text:p text:style-name="P11"><text:span text:style-name="T21">Нап</text:span>ример (Windows или UNIX-подобные системы):</text:p>
      <text:p text:style-name="P10">$ python3 <text:span text:style-name="T23">program</text:span>.py example_input_3_nodes.xml <text:span text:style-name="T23">result</text:span>.csv</text:p>
      <text:h text:style-name="P22" text:outline-level="1"><text:bookmark-start text:name="__RefHeading__702_2002616289"/>4. Входные и выходные данные<text:bookmark-end text:name="__RefHeading__702_2002616289"/></text:h>
      <text:p text:style-name="P9">Входные данные представлены в виде XML-файла, который содержит элементы: </text:p>
      <text:p text:style-name="P9">• <text:span text:style-name="T18">net</text:span> с целочисленным аттрибутом <text:span text:style-name="T18">id</text:span> – узел цепи </text:p>
      <text:p text:style-name="P9">• <text:span text:style-name="T18">resistor</text:span> c вещественным аттрибутом <text:span text:style-name="T18">resistance</text:span> – резистор </text:p>
      <text:p text:style-name="P9">• <text:span text:style-name="T18">сapactor</text:span> c вещественным аттрибутом <text:span text:style-name="T18">resistance</text:span> – конденсатор </text:p>
      <text:p text:style-name="P9">• <text:span text:style-name="T18">diode</text:span> c вещественными аттрибутами <text:span text:style-name="T18">resistance</text:span> и <text:span text:style-name="T18">reverse_resistance</text:span> – диод; аттрибут <text:span text:style-name="T18">resistance</text:span> – это сопротивление в прямом направлении, <text:span text:style-name="T18">reverse_resistance</text:span> – сопротивление в обратном направлении. </text:p>
      <text:p text:style-name="P9">Кроме того, все элементы, кроме net, имеют целочисленные аттрибуты <text:span text:style-name="T18">net_from </text:span>и <text:span text:style-name="T18">net_to</text:span>, которые обозначают id соответствующих узлов, к которым эти элементы подключены.</text:p>
      <text:p text:style-name="P20"><text:span text:style-name="T16">Выходной файл </text:span><text:span text:style-name="T17">есть</text:span><text:span text:style-name="T16"> CSV-таблиц</text:span><text:span text:style-name="T17">а</text:span><text:span text:style-name="T16"> (в качестве разделителя элементов – запятая; разделитель целой и дробной частей в записи вещественных чисел – точка). Таблица содержит вещественные значения пар сопротивлений, без указания их id. Столбцы и строки соответствуют исходным узлам и отсортированы по i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254cm" fo:margin-right="0.254cm" fo:margin-top="0.254cm" fo:margin-bottom="0cm" style:contextual-spacing="false" fo:text-indent="0cm" style:auto-text-indent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4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Zeichenformat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4T01:49:11.794509934</meta:creation-date>
    <dc:date>2015-02-16T22:48:57.131532687</dc:date>
    <meta:editing-duration>PT9M50S</meta:editing-duration>
    <meta:editing-cycles>6</meta:editing-cycles>
    <meta:generator>LibreOffice/4.2.7.2$Linux_X86_64 LibreOffice_project/420m0$Build-2</meta:generator>
    <meta:document-statistic meta:table-count="0" meta:image-count="0" meta:object-count="0" meta:page-count="5" meta:paragraph-count="50" meta:word-count="490" meta:character-count="3903" meta:non-whitespace-character-count="3449"/>
  </office:meta>
</office:document-meta>
</file>